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972f" draw:opacity="76%" draw:textarea-horizontal-align="justify" draw:textarea-vertical-align="middle" draw:auto-grow-height="false" fo:min-height="4.02cm" fo:min-width="0.706cm"/>
    </style:style>
    <style:style style:name="gr2" style:family="graphic" style:parent-style-name="standard">
      <style:graphic-properties draw:stroke="none" draw:fill="solid" draw:fill-color="#5983b0" draw:opacity="84%" draw:textarea-horizontal-align="justify" draw:textarea-vertical-align="middle" draw:auto-grow-height="false" fo:min-height="4.02cm" fo:min-width="10.49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6cm" fo:min-width="1.93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08cm" fo:min-width="1.886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97cm"/>
      <style:paragraph-properties style:writing-mode="lr-tb"/>
    </style:style>
    <style:style style:name="gr8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loext:graphic-properties draw:fill="solid" draw:fill-color="#ff972f" draw:opacity="76%"/>
      <style:paragraph-properties fo:text-align="center"/>
    </style:style>
    <style:style style:name="P2" style:family="paragraph">
      <loext:graphic-properties draw:fill="solid" draw:fill-color="#5983b0" draw:opacity="84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06cm" svg:height="4.27cm" svg:x="16.937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997cm" svg:height="4.27cm" svg:x="5.94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438cm" svg:height="0.61cm" svg:x="5.9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38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26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27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5.71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4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384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26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27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5.714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4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384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26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27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5.714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4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384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26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27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5.714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4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384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26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27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5.714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4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384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26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27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5.714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4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384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26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27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5.714cm" svg:y="7.2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94cm" svg:y1="2.434cm" svg:x2="18.16cm" svg:y2="2.434cm">
          <text:p/>
        </draw:line>
        <draw:frame draw:style-name="gr6" draw:text-style-name="P5" draw:layer="layout" svg:width="2.86cm" svg:height="0.725cm" svg:x="10.485cm" svg:y="1.635cm">
          <draw:text-box>
            <text:p text:style-name="P4"><text:span text:style-name="T1">Pitch (bytes)</text:span></text:p>
          </draw:text-box>
        </draw:frame>
        <draw:line draw:style-name="gr5" draw:text-style-name="P3" draw:layer="layout" svg:x1="5.94cm" svg:y1="3.222cm" svg:x2="16.936cm" svg:y2="3.222cm">
          <text:p/>
        </draw:line>
        <draw:frame draw:style-name="gr7" draw:text-style-name="P5" draw:layer="layout" svg:width="3cm" svg:height="0.725cm" svg:x="9.95cm" svg:y="2.497cm">
          <draw:text-box>
            <text:p text:style-name="P4"><text:span text:style-name="T1">Width (bytes)</text:span></text:p>
          </draw:text-box>
        </draw:frame>
        <draw:line draw:style-name="gr5" draw:text-style-name="P3" draw:layer="layout" svg:x1="5.423cm" svg:y1="3.515cm" svg:x2="5.423cm" svg:y2="7.862cm">
          <text:p/>
        </draw:line>
        <draw:frame draw:style-name="gr8" draw:text-style-name="P3" draw:layer="layout" svg:width="1.777cm" svg:height="1.199cm" svg:x="3.54cm" svg:y="5.127cm">
          <draw:text-box>
            <text:p text:style-name="P4"><text:span text:style-name="T1">Height (rows) </text:span></text:p>
          </draw:text-box>
        </draw:frame>
        <draw:line draw:style-name="gr5" draw:text-style-name="P3" draw:layer="layout" svg:x1="15.715cm" svg:y1="8.178cm" svg:x2="18.185cm" svg:y2="8.178cm">
          <text:p/>
        </draw:line>
        <draw:frame draw:style-name="gr7" draw:text-style-name="P5" draw:layer="layout" svg:width="3.804cm" svg:height="0.725cm" svg:x="14.97cm" svg:y="8.53cm">
          <draw:text-box>
            <text:p text:style-name="P4"><text:span text:style-name="T1">Alignment (byte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s" draw:marker-start-width="0.102cm" draw:marker-end="Dimension_20_Lines" draw:marker-end-width="0.10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1T16:22:30.114526367</meta:creation-date>
    <dc:date>2023-07-06T15:40:28.125862554</dc:date>
    <meta:editing-duration>PT21M43S</meta:editing-duration>
    <meta:editing-cycles>8</meta:editing-cycles>
    <meta:generator>LibreOffice/7.3.7.2$Linux_X86_64 LibreOffice_project/30$Build-2</meta:generator>
    <meta:document-statistic meta:object-count="45"/>
  </office:meta>
</office:document-meta>
</file>